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blah( String a , String b , Object ...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ErrorWhenCallingRealMethodTest.shouldNotThrowAn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